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font-name="Arial1" fo:font-size="11pt" style:font-size-asian="11pt" style:font-size-complex="11pt"/>
    </style:style>
    <style:style style:name="P3" style:family="paragraph" style:parent-style-name="UrbanBody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4" style:family="paragraph" style:parent-style-name="UrbanBody">
      <style:text-properties style:font-name="Arial1" fo:font-size="11pt" fo:font-style="normal" style:font-size-asian="11pt" style:font-style-asian="normal" style:font-size-complex="11pt" style:font-style-complex="normal"/>
    </style:style>
    <style:style style:name="P5" style:family="paragraph" style:parent-style-name="UrbanBody">
      <style:paragraph-properties fo:text-align="start" style:justify-single-word="false"/>
      <style:text-properties style:font-name="Arial1" fo:font-size="11pt" fo:letter-spacing="-0.005cm" style:font-size-asian="11pt" style:font-size-complex="11pt"/>
    </style:style>
    <style:style style:name="P6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UrbanBody">
      <style:paragraph-properties fo:text-align="end" style:justify-single-word="false" fo:break-before="page"/>
    </style:style>
    <style:style style:name="P8" style:family="paragraph" style:parent-style-name="Standard">
      <style:text-properties style:font-name="Arial1" fo:font-size="11pt" style:font-size-asian="11pt" style:font-size-complex="11pt"/>
    </style:style>
    <style:style style:name="P9" style:family="paragraph" style:parent-style-name="Standard">
      <style:text-properties style:font-name="Arial1" fo:font-size="11pt" fo:font-weight="bold" style:font-size-asian="11pt" style:font-weight-asian="bold" style:font-size-complex="11pt" style:font-weight-complex="bold"/>
    </style:style>
    <style:style style:name="P10" style:family="paragraph" style:parent-style-name="UrbanTitle">
      <style:text-properties fo:font-weight="bold" style:font-weight-asian="bold" style:font-weight-complex="bold"/>
    </style:style>
    <style:style style:name="P11" style:family="paragraph" style:parent-style-name="UrbanTitle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P12" style:family="paragraph" style:parent-style-name="UrbanTitle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13" style:family="paragraph" style:parent-style-name="UrbanBody">
      <style:paragraph-properties fo:text-align="end" style:justify-single-word="false"/>
      <style:text-properties style:text-underline-style="none" fo:font-weight="bold" style:font-weight-asian="bold" style:font-weight-complex="bold"/>
    </style:style>
    <style:style style:name="P14" style:family="paragraph" style:parent-style-name="Heading_20_2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Heading_20_2">
      <style:paragraph-properties fo:text-align="start" style:justify-single-word="false"/>
      <style:text-properties style:font-name="Arial1" fo:font-size="12pt" fo:font-style="normal" fo:font-weight="bold" officeooo:paragraph-rsid="000f3def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1pt" officeooo:paragraph-rsid="000f3def" style:font-size-asian="11pt" style:font-size-complex="11pt"/>
    </style:style>
    <style:style style:name="P17" style:family="paragraph" style:parent-style-name="Standard">
      <style:text-properties style:font-name="Arial1" fo:font-size="11pt" officeooo:paragraph-rsid="000f3def" style:font-size-asian="11pt" style:font-size-complex="11pt"/>
    </style:style>
    <style:style style:name="P18" style:family="paragraph" style:parent-style-name="Standard">
      <style:text-properties style:font-name="Arial1" fo:font-size="11pt" fo:font-weight="bold" officeooo:paragraph-rsid="000f3def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0f3def" style:font-size-asian="10pt" style:font-size-complex="10pt"/>
    </style:style>
    <style:style style:name="P20" style:family="paragraph" style:parent-style-name="UrbanTitle">
      <style:text-properties style:text-underline-style="none" fo:font-weight="bold" officeooo:paragraph-rsid="000f3def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9" style:family="text">
      <style:text-properties style:font-name="arial" fo:font-size="11pt" fo:font-style="normal" style:text-underline-style="none" officeooo:rsid="0084aa93" style:font-size-asian="11pt" style:font-style-asian="normal" style:font-name-complex="Arial1" style:font-size-complex="11pt" style:font-style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6"><office:annotation><dc:creator>Gauthier Bastien</dc:creator><dc:date>2011-01-13T14:56:41</dc:date><text:p text:style-name="P21"><text:span text:style-name="T10">do text</text:span></text:p><text:p text:style-name="P21"><text:span text:style-name="T1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9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8">S.P.W. - D.G.O.4 – Liège 1</text:p>
            <text:p text:style-name="P17">À l'attention du fonctionnaire délégué</text:p>
            <text:p text:style-name="P17">Rue Montagne Sainte Walburge, 2</text:p>
            <text:p text:style-name="P17">4000 Liège</text:p>
            <text:h text:style-name="P15" text:outline-level="2"><text:span text:style-name="T9">RECOMMANDE</text:span></text:h>
          </table:table-cell>
        </table:table-row>
      </table:table>
      <text:p text:style-name="P20"/>
      <text:p text:style-name="P20"/>
      <text:p text:style-name="P20">Déclaration environnementale</text:p>
      <text:p text:style-name="P11"/>
      <text:p text:style-name="P2"><text:span text:style-name="T3"><office:annotation><dc:creator>Gauthier Bastien</dc:creator><dc:date>2011-01-13T14:56:41</dc:date><text:p text:style-name="P21"><text:span text:style-name="T10">do text</text:span></text:p><text:p text:style-name="P21"><text:span text:style-name="T10">from document(at=reference, format='odt')</text:span></text:p></office:annotation></text:span><text:span text:style-name="T3">Import depuis reference.odt</text:span></text:p>
      <text:p text:style-name="P2"/>
      <text:p text:style-name="P2">Monsieur le Fonctionnaire délégué,</text:p>
      <text:p text:style-name="P2"/>
      <text:p text:style-name="P2">Vous trouverez, ci-joint copie de la prise d’acte faite par le Collège en date du <text:span text:style-name="T4"><text:text-input text:description="Evénement-Date de la décision">licence_view.format_date(self.getLastLicenceDelivery().getDecisionDate())</text:text-input></text:span><text:span text:style-name="T4">.</text:span></text:p>
      <text:p text:style-name="P2">Une copie a également été envoyée au déclarant et au Fonctionnaire technique.</text:p>
      <text:p text:style-name="P2"/>
      <text:p text:style-name="P2">En vous souhaitant une bonne réception du document, veuillez agréer, Monsieur le Fonctionnaire délégué, l'assurance de notre parfaite considération.</text:p>
      <text:p text:style-name="P2"/>
      <text:p text:style-name="P2"/>
      <text:p text:style-name="P2"><text:span text:style-name="T1"><office:annotation><dc:creator>sde </dc:creator><dc:date>2011-07-27T10:02:32</dc:date><text:p text:style-name="P21"><text:span text:style-name="T11">do text</text:span></text:p><text:p text:style-name="P21"><text:span text:style-name="T12">from document(at=signatures, format='odt')</text:span></text:p></office:annotation></text:span><text:span text:style-name="T1">Import depuis signatures.odt</text:span></text:p>
      <text:p text:style-name="P4"/>
      <text:p text:style-name="P7"><draw:frame draw:style-name="fr2" draw:name="Cadre4" text:anchor-type="paragraph" svg:x="0cm" svg:y="0cm" svg:width="7.128cm" draw:z-index="1"><draw:text-box fo:min-height="5.226cm"><text:p text:style-name="P6"><office:annotation><dc:creator>Gauthier Bastien</dc:creator><dc:date>2011-01-13T14:56:41</dc:date><text:p text:style-name="P21"><text:span text:style-name="T10">do text</text:span></text:p><text:p text:style-name="P21"><text:span text:style-name="T10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1" draw:name="Cadre2" text:anchor-type="paragraph" svg:x="7.796cm" svg:y="0.051cm" svg:width="8.511cm" svg:height="3.256cm" draw:z-index="0"><draw:text-box><text:p text:style-name="P9">S.P.W. - D.G.O.3</text:p><text:p text:style-name="P8">À l'attention du Fonctionnaire Technique</text:p><text:p text:style-name="P8"/><text:p text:style-name="P8">Rue Montagne Sainte Walburge, 2</text:p><text:p text:style-name="P8">4000 Liège</text:p><text:h text:style-name="P14" text:outline-level="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10">Déclaration environnementale</text:p>
      <text:p text:style-name="P12"/>
      <text:p text:style-name="P3"><text:span text:style-name="T3"><office:annotation><dc:creator>Gauthier Bastien</dc:creator><dc:date>2011-01-13T14:56:41</dc:date><text:p text:style-name="P21"><text:span text:style-name="T10">do text</text:span></text:p><text:p text:style-name="P21"><text:span text:style-name="T10">from document(at=reference, format='odt')</text:span></text:p></office:annotation></text:span><text:span text:style-name="T3">Import depuis reference.odt</text:span></text:p>
      <text:p text:style-name="P5"/>
      <text:p text:style-name="P3">Madame le Fonctionnaire technique,</text:p>
      <text:p text:style-name="P3"/>
      <text:p text:style-name="P3">Vous trouverez, ci-joint copie de la prise d’acte faite par le Collège en date du <text:span text:style-name="T4"><text:text-input text:description="Evénement-Date de la décision">licence_view.format_date(self.getLastLicenceDelivery().getDecisionDate())</text:text-input></text:span>.</text:p>
      <text:p text:style-name="P3">Une copie a également été envoyée au déclarant et au Fonctionnaire délégué.</text:p>
      <text:p text:style-name="P3"/>
      <text:p text:style-name="P3">En vous souhaitant une bonne réception du document, veuillez agréer, Madame le Fonctionnaire technique, l'assurance de notre parfaite considération.</text:p>
      <text:p text:style-name="P3"/>
      <text:p text:style-name="P3"/>
      <text:p text:style-name="P3"><text:span text:style-name="T1"><office:annotation><dc:creator>sde </dc:creator><dc:date>2011-07-27T10:02:32</dc:date><text:p text:style-name="P21"><text:span text:style-name="T11">do text</text:span></text:p><text:p text:style-name="P21"><text:span text:style-name="T12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>
      <style:text-properties style:font-name="Arial2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Zeichenforma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3:43:56.619985405</dc:date>
    <meta:editing-duration>PT12H54M2S</meta:editing-duration>
    <meta:editing-cycles>77</meta:editing-cycles>
    <meta:generator>LibreOffice/6.3.5.2$Linux_X86_64 LibreOffice_project/30$Build-2</meta:generator>
    <meta:document-statistic meta:table-count="1" meta:image-count="0" meta:object-count="0" meta:page-count="2" meta:paragraph-count="29" meta:word-count="178" meta:character-count="1402" meta:non-whitespace-character-count="1265"/>
  </office:meta>
</office:document-meta>
</file>